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892cm" svg:height="1.228cm" svg:x="4.043cm" svg:y="2.723cm" svg:viewBox="0 0 893 1229" svg:d="M893 72c4 172-285 1001-402 1122-118 120-528-95-488-226 39-132 179-680 185-786 5-106 702-282 705-110z">
          <text:p/>
        </draw:path>
        <draw:path draw:style-name="gr2" draw:text-style-name="P1" draw:layer="layout" svg:width="0.903cm" svg:height="0.661cm" draw:transform="skewX (0.00244346095279205) rotate (-2.1556561591382) translate (5.0626403326171cm 2.78235618810027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835cm" svg:height="0.55cm" draw:transform="rotate (-2.1561797579138) translate (4.77565430140249cm 3.5556743012648cm)" svg:viewBox="0 0 836 551" svg:d="M434 549c171-16 339-143 390-250 50-109-64-201-193-255-130-52-268-66-432 3-162 69-262 182-153 322 109 138 217 195 388 180z">
          <text:p/>
        </draw:path>
        <draw:path draw:style-name="gr1" draw:text-style-name="P1" draw:layer="layout" svg:width="0.892cm" svg:height="1.228cm" svg:x="5.084cm" svg:y="2.723cm" svg:viewBox="0 0 893 1229" svg:d="M893 72c4 172-285 1001-402 1122-118 120-528-95-488-226 39-132 179-680 185-786 5-106 702-282 705-110z">
          <text:p/>
        </draw:path>
        <draw:path draw:style-name="gr2" draw:text-style-name="P1" draw:layer="layout" svg:width="0.903cm" svg:height="0.661cm" draw:transform="skewX (0.00244346095279205) rotate (-2.1556561591382) translate (6.10347366595041cm 2.78235618810025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835cm" svg:height="0.55cm" draw:transform="skewX (0.00139626340159537) rotate (-2.15617975791379) translate (5.81629142870751cm 3.55597028706532cm)" svg:viewBox="0 0 836 551" svg:d="M434 549c171-16 339-143 390-250 50-109-64-201-193-255-130-52-269-66-432 3-162 69-262 182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34:13.006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